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19_07-16-0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19_04-54-4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09-18_21-12-3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19_11-57-5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19_07-31-44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19_00-18-05_000.jpg</text:p>
          </table:table-cell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用 / location=自室 / 自然観察 / target=カビ：お神酒：表面に生えている,other=~">
            <text:p>:PHOTO 記録用 / location=自室 / 自然観察 / target=カビ：お神酒：表面に生えている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09-19_00-18-19_000.jpg</text:p>
          </table:table-cell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用 / location=自室 / 自然観察 / target=カビ：お神酒：表面に生えている,other=~">
            <text:p>:PHOTO 記録用 / location=自室 / 自然観察 / target=カビ：お神酒：表面に生えている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09-19_15-59-39_000.mp4</text:p>
          </table:table-cell>
          <table:table-cell table:style-name="ce27" office:value-type="string">
            <text:p>:VIDEO / @自室 / 記録 / jap.flute / 演奏、play / R=1 / record,file-piece-id=~ / follow~,for=practice:kan,genre=practice,memo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record,file-piece-id=~ / follow~,for=practice:kan,genre=practice,memo=~">
            <text:p>:VIDEO / @自室 / 記録 / jap.flute / 演奏、play / R=1 / record,file-piece-id=~ / follow~,for=practice:kan,genre=practice,memo=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9-19_18-54-40_000.mp4</text:p>
          </table:table-cell>
          <table:table-cell table:style-name="ce27" office:value-type="string">
            <text:p>:VIDEO / @自室 / 記録 / jap.flute / 演奏、play / R=2 / record,file-piece-id=~ / follow~,memo=~,genre=melody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 / 演奏、play / R=2 / record,file-piece-id=~ / follow~,memo=~,genre=melody">
            <text:p>:VIDEO / @自室 / 記録 / jap.flute / 演奏、play / R=2 / record,file-piece-id=~ / follow~,memo=~,genre=melody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2-09-19_14-01-29_000.jpg</text:p>
          </table:table-cell>
          <table:table-cell table:style-name="ce27" office:value-type="string">
            <text:p>:m RES #*# / free# JVEMV6 80#_3:1 / 80. catalyst / topics=~,w=~,s=~,i=~,doc=r-1-1~1.1#7,other=memo+:エステルカルボン酸；adiptic-acid;dioctyl-adipate;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RES #*# / free# JVEMV6 80#_3:1 / 80. catalyst / topics=~,w=~,s=~,i=~,doc=r-1-1~1.1#7,other=memo+:エステルカルボン酸；adiptic-acid;dioctyl-adipate;">
            <text:p>:m RES #*# / free# JVEMV6 80#_3:1 / 80. catalyst / topics=~,w=~,s=~,i=~,doc=r-1-1~1.1#7,other=memo+:エステルカルボン酸；adiptic-acid;dioctyl-adipate;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09-19_15-06-25_000.jpg</text:p>
          </table:table-cell>
          <table:table-cell table:style-name="ce27" office:value-type="string">
            <text:p>:m RES #*# / free# JVEMV6 82#_1:1 / 82. math-research / topics=~,w=~,s=~,i=~,doc=r-1-1~1.1#1,other=calc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#*# / free# JVEMV6 82#_1:1 / 82. math-research / topics=~,w=~,s=~,i=~,doc=r-1-1~1.1#1,other=calc+">
            <text:p>:m RES #*# / free# JVEMV6 82#_1:1 / 82. math-research / topics=~,w=~,s=~,i=~,doc=r-1-1~1.1#1,other=calc+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9" office:value-type="string">
            <text:p>2022-09-19_17-55-27_000.jpg</text:p>
          </table:table-cell>
          <table:table-cell table:style-name="ce27" office:value-type="string">
            <text:p>:m RES #*# / free# JVEMV6 81#_3:1 / 81. catalyst / topics=~,w=窒化物,s=~,i=~,doc=r-1-1~1.1#3-2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RES #*# / free# JVEMV6 81#_3:1 / 81. catalyst / topics=~,w=窒化物,s=~,i=~,doc=r-1-1~1.1#3-2,other=~">
            <text:p>:m RES #*# / free# JVEMV6 81#_3:1 / 81. catalyst / topics=~,w=窒化物,s=~,i=~,doc=r-1-1~1.1#3-2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0">
            <text:p>7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0">2022/09/20</text:date>, <text:time>10:2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0T10:22:12.41</dc:date>
    <dc:creator>iwabuchi ken</dc:creator>
    <meta:editing-duration>P49DT4H44M27S</meta:editing-duration>
    <meta:editing-cycles>16068</meta:editing-cycles>
    <meta:document-statistic meta:table-count="2" meta:cell-count="913" meta:object-count="0"/>
    <meta:user-defined meta:name="qrichtext">1</meta:user-defined>
  </office:meta>
</office:document-meta>
</file>